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563in" fo:margin-left="0.0458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417in"/>
    </style:style>
    <style:style style:name="Table1.C" style:family="table-column">
      <style:table-column-properties style:column-width="2.23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language="de" fo:country="DE"/>
    </style:style>
    <style:style style:name="P2" style:family="paragraph" style:parent-style-name="Standard">
      <style:text-properties style:font-name="Arial" fo:language="de" fo:country="DE" officeooo:rsid="0019d0ae" officeooo:paragraph-rsid="0019d0ae"/>
    </style:style>
    <style:style style:name="P3" style:family="paragraph" style:parent-style-name="Table_20_Contents">
      <style:text-properties style:font-name="Arial" fo:language="de" fo:country="DE" officeooo:rsid="0019d0ae" officeooo:paragraph-rsid="0019d0ae"/>
    </style:style>
    <style:style style:name="P4" style:family="paragraph" style:parent-style-name="Table_20_Contents">
      <style:text-properties style:font-name="Arial" officeooo:rsid="0019d0ae" officeooo:paragraph-rsid="0019d0ae"/>
    </style:style>
    <style:style style:name="P5" style:family="paragraph" style:parent-style-name="Heading_20_1">
      <style:paragraph-properties fo:text-align="center" style:justify-single-word="false"/>
      <style:text-properties fo:language="de" fo:country="DE"/>
    </style:style>
    <style:style style:name="T1" style:family="text">
      <style:text-properties officeooo:rsid="0019d0ae"/>
    </style:style>
    <style:style style:name="T2" style:family="text">
      <style:text-properties officeooo:rsid="001aca32"/>
    </style:style>
    <style:style style:name="T3" style:family="text">
      <style:text-properties officeooo:rsid="001d3478"/>
    </style:style>
    <style:style style:name="T4" style:family="text">
      <style:text-properties officeooo:rsid="00231f3a"/>
    </style:style>
    <style:style style:name="T5" style:family="text">
      <style:text-properties officeooo:rsid="0024706d"/>
    </style:style>
    <style:style style:name="T6" style:family="text">
      <style:text-properties officeooo:rsid="0026a912"/>
    </style:style>
    <style:style style:name="T7" style:family="text">
      <style:text-properties officeooo:rsid="0026f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betriebnahmeprotokoll</text:h>
      <text:p text:style-name="P1"/>
      <text:p text:style-name="P1">Protokollant: Florian Mros</text:p>
      <text:p text:style-name="P1"/>
      <text:p text:style-name="P1">Teilnehmer: Lennard Beckstein, <text:span text:style-name="T1">Melissa </text:span><text:span text:style-name="T2">Wildner</text:span></text:p>
      <text:p text:style-name="P1"/>
      <text:p text:style-name="P1">Datum: <text:span text:style-name="T1">26</text:span>.1<text:span text:style-name="T1">0</text:span>.2023</text:p>
      <text:p text:style-name="P1"/>
      <text:p text:style-name="P1">Zeit: 1<text:span text:style-name="T1">0</text:span>:<text:span text:style-name="T1">1</text:span>0 Uhr</text:p>
      <text:p text:style-name="P1"/>
      <text:p text:style-name="P1">Protokoll über die Inbetriebnahme des Joy-Pi-Koffers mit <text:span text:style-name="T4">eine</text:span><text:span text:style-name="T7">m</text:span><text:span text:style-name="T4"> eigenständigen</text:span> <text:span text:style-name="T4">dementsprechend</text:span><text:span text:style-name="T6">em</text:span> Python-Script, <text:span text:style-name="T5">welches</text:span> die Temperatur und die Luftfeuchtigkeit misst und diese auf der 7 Segment LED Anzeige darstellt.</text:p>
      <text:p text:style-name="P1"/>
      <text:p text:style-name="P1">Die Temperaturmessungen wurden verifiziert auf ihre Richtigkeit durch den Vergleich mit dem ausgegebenen Wert und ob dieser einer durchschnittlichen Raumtemperatur entspricht. Des Weiteren wurde <text:span text:style-name="T1">durch das Anhauchen des Sensors eine Änderung der Umgebung nachgestellt auf welches der Sensor ebenfalls reagierte.</text:span></text:p>
      <text:p text:style-name="P1"/>
      <text:p text:style-name="P2">Dieselben Tests wurden auch dementsprechend mit dem Luftfeuchtigkeitssensor durchgeführt, um ebenfalls bei diesem einen vollen Funktionsumfang zu gewähren.</text:p>
      <text:p text:style-name="P2"/>
      <text:p text:style-name="P2">Um einen längeren Durchlauf zu simulieren, <text:span text:style-name="T3">wurden Messungen mit dem</text:span> Sensor für 3 Minuten im Abstand von 20 Sekunden Messungen durchführen.</text:p>
      <text:p text:style-name="P2"/>
      <text:p text:style-name="P2">Dies sind die Ergebnisse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Mess-Nr.</text:p>
          </table:table-cell>
          <table:table-cell table:style-name="Table1.A1" office:value-type="string">
            <text:p text:style-name="P3">Temperatur in °C</text:p>
          </table:table-cell>
          <table:table-cell table:style-name="Table1.C1" office:value-type="string">
            <text:p text:style-name="P4">Luftfeuchtigkeit in %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3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4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3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26.0</text:p>
          </table:table-cell>
          <table:table-cell table:style-name="Table1.C2" office:value-type="string">
            <text:p text:style-name="P4">44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26.0</text:p>
          </table:table-cell>
          <table:table-cell table:style-name="Table1.C2" office:value-type="string">
            <text:p text:style-name="P4">44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2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2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2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27.0</text:p>
          </table:table-cell>
          <table:table-cell table:style-name="Table1.C2" office:value-type="string">
            <text:p text:style-name="P4">95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27.0</text:p>
          </table:table-cell>
          <table:table-cell table:style-name="Table1.C2" office:value-type="string">
            <text:p text:style-name="P4">95</text:p>
          </table:table-cell>
        </table:table-row>
      </table:table>
      <text:p text:style-name="P2"/>
      <text:p text:style-name="P2">Bei dem letzten beiden Messungen wurden das Hauchen durchführen, wodurch der DHT11 auf seinen maximalen Luftfeuchtigkeitswert anstieg sowohl auch die Temperatur um 1 °C gestiegen ist.</text:p>
      <text:p text:style-name="P2"/>
      <text:p text:style-name="P2">Das Script hat erfolgreich funktioniert, da es die Temperatur und die Luftfeuchtigkeit sowie deren Schwankungen messen und anzeigen kon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01:53.885711505</meta:creation-date>
    <dc:date>2023-11-01T15:01:49.243940736</dc:date>
    <meta:editing-duration>PT51M16S</meta:editing-duration>
    <meta:editing-cycles>10</meta:editing-cycles>
    <meta:generator>LibreOffice/7.5.7.1$Linux_X86_64 LibreOffice_project/50$Build-1</meta:generator>
    <meta:document-statistic meta:table-count="1" meta:image-count="0" meta:object-count="0" meta:page-count="1" meta:paragraph-count="45" meta:word-count="206" meta:character-count="1408" meta:non-whitespace-character-count="1247"/>
  </office:meta>
</office:document-meta>
</file>